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87805355369167966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594051535901087548"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230905749178400156"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433553177369030674"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31093824548964956"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444111275727052945"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633660815881177387"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3797323362207061539"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715403" text:continue-list="list1633660815881177387"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261701563435974535"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711954"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724244"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718826"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709454"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722972"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8118322991909046378"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9184205767623520351"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915502317917479486"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8T10:48:46.37</dc:date>
    <dc:creator>James Lombardi</dc:creator>
    <meta:editing-duration>P11DT2H5M49S</meta:editing-duration>
    <meta:editing-cycles>985</meta:editing-cycles>
    <meta:generator>OpenOffice/4.1.2$Win32 OpenOffice.org_project/412m3$Build-9782</meta:generator>
    <meta:document-statistic meta:table-count="0" meta:image-count="9" meta:object-count="0" meta:page-count="109" meta:paragraph-count="3028" meta:word-count="33301" meta:character-count="170360"/>
  </office:meta>
</office:document-meta>
</file>